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4">
      <style:text-properties officeooo:paragraph-rsid="0012fbda"/>
    </style:style>
    <style:style style:name="P5" style:family="paragraph" style:parent-style-name="Text_20_body">
      <style:text-properties officeooo:rsid="0012fbda" officeooo:paragraph-rsid="0012fbda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  <style:text-properties officeooo:paragraph-rsid="0012fbda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Text_20_body" style:list-style-name="L4">
      <style:paragraph-properties fo:margin-top="0in" fo:margin-bottom="0in" loext:contextual-spacing="false"/>
      <style:text-properties officeooo:paragraph-rsid="0012fbda"/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officeooo:rsid="0012fbd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ubkopieren – <text:span text:style-name="T1">Rechtliche Lage &amp; Technische Tipps</text:span></text:h>
      <text:p text:style-name="P5"/>
      <text:p text:style-name="P5">Wenn ihr euch für die politische Argumentations interessiert, könnt ihr sie hier nachlesen:</text:p>
      <text:p text:style-name="P5"><text:a xlink:type="simple" xlink:href="https://oc2.links-tech.org/sites/copyleft" text:style-name="Internet_20_link" text:visited-style-name="Visited_20_Internet_20_Link">https://oc2.links-tech.org/sites/copyleft</text:a></text:p>
      <text:h text:style-name="Heading_20_2" text:outline-level="2">Rechtslage</text:h>
      <text:p text:style-name="Text_20_body"><text:a xlink:type="simple" xlink:href="http://www.urheberrecht.justlaw.de/urheberrechtsverletzung.htm" text:style-name="Internet_20_link" text:visited-style-name="Visited_20_Internet_20_Link">http://www.urheberrecht.justlaw.de/urheberrechtsverletzung.htm</text:a></text:p>
      <text:p text:style-name="Text_20_body">Vervielfältigen &amp; verbreiten, Upload von urheberrechtlich geschützten Werken:</text:p>
      <text:list xml:id="list2095804530" text:style-name="L1">
        <text:list-item>
          <text:p text:style-name="P7">Strafrechtlich: Freiheitsstrafe bis zu 3 Jahre oder Geldstrafe. Antragsdelikt. - §106 UrhG </text:p>
        </text:list-item>
        <text:list-item>
          <text:p text:style-name="P1">Zivilrechtlich: Rechteinhaber können abmahnen &amp; Schadensersatz verlangen </text:p>
        </text:list-item>
      </text:list>
      <text:h text:style-name="Heading_20_3" text:outline-level="3">Downloads &amp; Streaming</text:h>
      <text:p text:style-name="Text_20_body">Ob Downloads illegal sind, hängt davon ab, ob die Vorlage legal aussieht. Private Kopien sind nämlich legal, wenn die Vorlage nicht offensichtlich rechtswidrig ist.</text:p>
      <text:list xml:id="list3878209607" text:style-name="L2">
        <text:list-item>
          <text:p text:style-name="P8">Ein gecracktes Computerspiel downloaden zählt als Vervielfältigung von einem illegalen Upload, ist also verboten. </text:p>
        </text:list-item>
        <text:list-item>
          <text:p text:style-name="P8">Ein Youtube-Video sieht dagegen idR auch für den Richter legal genug aus. </text:p>
        </text:list-item>
        <text:list-item>
          <text:p text:style-name="P8">Streaming fällt idR nicht darunter; man downloaded die Datei zwar, aber nur temporär. </text:p>
        </text:list-item>
        <text:list-item>
          <text:p text:style-name="P2"><text:span text:style-name="T1">Das alles i</text:span>st aber egal, weil Downloads unter das Telekommunikationsgeheimnis fallen und ihr nur erwischt werden könnt, wenn jmd euch legal überwacht. </text:p>
        </text:list-item>
      </text:list>
      <text:h text:style-name="Heading_20_3" text:outline-level="3">Torrents</text:h>
      <text:p text:style-name="Text_20_body">Torrents sind illegal, weil man Uploadet, also eine illegale Kopie öffentlich anbietet. Leider kann man hier sehr einfach erwischt werden, weil die IP-Adresse bei Torrents nicht automatisch verschleiert wird.</text:p>
      <text:list xml:id="list2313080152" text:style-name="L3">
        <text:list-item>
          <text:p text:style-name="P9">Es wird empfohlen, nicht über Tor zu torrenten, weil man damit Tor für andere sehr viel langsamer macht </text:p>
        </text:list-item>
        <text:list-item>
          <text:p text:style-name="P10">Ein VPN ist da die bessere Wahl und sollte ausreichen, um euch zu schützen. </text:p>
        </text:list-item>
        <text:list-item>
          <text:p text:style-name="P10">Wenn man mal abgemahnt wird, funktioniert leugnen idR. die zahlen genug Leute, dass es sich für Anwältis nicht lohnt, das zu verfolgen. </text:p>
        </text:list-item>
      </text:list>
      <text:h text:style-name="Heading_20_3" text:outline-level="3">CD Ripping</text:h>
      <text:p text:style-name="Text_20_body">Legal erworbene Datenträger dürfen im einzelnen kopiert werden. Diese Kopien dürfen an Freunde &amp; Familie weitergegeben werden.</text:p>
      <text:p text:style-name="Text_20_body">Wirksamer Kopierschutz darf nicht umgangen werden: ist verboten, aber nicht strafbar. Schadensersatz (Zivilrecht) kann aber gefordert werden. </text:p>
      <text:p text:style-name="Text_20_body">Allerdings darf nur wirksamer Kopierschutz nicht umgangen werden; manche sagen, dass sich ein Kopierschutz als unwirksam erweist, sobald er umgangen wird. lol. ist leider nicht allgemein anerkannt – <text:span text:style-name="T1">ihr könntet also trotzdem verurteilt werden.</text:span></text:p>
      <text:h text:style-name="P13" text:outline-level="2">Praktische Tipps</text:h>
      <text:p text:style-name="Text_20_body">Wer hat noch gute Links, die wir noch nicht kennen? <text:span text:style-name="T1">Schreibt uns: tech@lists.links-tech.org</text:span></text:p>
      <text:list xml:id="list2530844172" text:style-name="L4">
        <text:list-item>
          <text:p text:style-name="P11">Serien &amp; Filme kann man auf <text:span text:style-name="T1">vielen </text:span>Seiten streamen: </text:p>
          <text:list>
            <text:list-item>
              <text:p text:style-name="P11">kinox.to </text:p>
            </text:list-item>
            <text:list-item>
              <text:p text:style-name="P11">bs.to </text:p>
            </text:list-item>
            <text:list-item>
              <text:p text:style-name="P11">movie4k.to </text:p>
            </text:list-item>
            <text:list-item>
              <text:p text:style-name="P11">ddl.me </text:p>
            </text:list-item>
            <text:list-item>
              <text:p text:style-name="P11">gomovies.to </text:p>
            </text:list-item>
            <text:list-item>
              <text:p text:style-name="P11">123movie.cc </text:p>
            </text:list-item>
          </text:list>
        </text:list-item>
        <text:list-item>
          <text:p text:style-name="P11">Soundcloud &amp; Youtube-Rips: https://ytdl-org.github.io/youtube-dl/index.html</text:p>
        </text:list-item>
        <text:list-item>
          <text:p text:style-name="P11">Torrents</text:p>
          <text:list>
            <text:list-item>
              <text:p text:style-name="P11">thepiratebay.se </text:p>
            </text:list-item>
            <text:list-item>
              <text:p text:style-name="P11">Clients: qbittorrent, transmission</text:p>
            </text:list-item>
          </text:list>
        </text:list-item>
        <text:list-item>
          <text:p text:style-name="P11">E-Books </text:p>
          <text:list>
            <text:list-item>
              <text:p text:style-name="P11">Imperial Library of Trantor: Hidden Service, tausende von E-Books im free download </text:p>
            </text:list-item>
            <text:list-item>
              <text:p text:style-name="P11">readcomiconline.to - schönes leseinterface für comics, breite Auswahl </text:p>
            </text:list-item>
          </text:list>
        </text:list-item>
        <text:list-item>
          <text:p text:style-name="P11">One-Klick-Hoster: </text:p>
          <text:list>
            <text:list-item>
              <text:p text:style-name="P11">boerse.to: account besorgen, und in der Suche uploads finden. sehr aktive Community </text:p>
            </text:list-item>
            <text:list-item>
              <text:p text:style-name="P12">Hoster: </text:p>
              <text:list>
                <text:list-item>
                  <text:p text:style-name="P12">share-online.biz </text:p>
                </text:list-item>
                <text:list-item>
                  <text:p text:style-name="P12">uploaded.to </text:p>
                </text:list-item>
                <text:list-item>
                  <text:p text:style-name="P12">newalbumreleases.com </text:p>
                </text:list-item>
                <text:list-item>
                  <text:p text:style-name="P4">plixid.com </text:p>
                </text:list-item>
              </text:list>
            </text:list-item>
            <text:list-item>
              <text:p text:style-name="P12">Duckduckgo: Albumname rar </text:p>
              <text:list>
                <text:list-item>
                  <text:p text:style-name="P11">führt zu one-click-hostern wie zippyshare </text:p>
                </text:list-item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20:24.040706806</meta:creation-date>
    <dc:date>2019-07-30T12:28:10.868669050</dc:date>
    <meta:editing-duration>PT7M48S</meta:editing-duration>
    <meta:editing-cycles>1</meta:editing-cycles>
    <meta:document-statistic meta:table-count="0" meta:image-count="0" meta:object-count="0" meta:page-count="2" meta:paragraph-count="48" meta:word-count="408" meta:character-count="2938" meta:non-whitespace-character-count="2578"/>
    <meta:generator>LibreOffice/6.0.7.3$Linux_X86_64 LibreOffice_project/00m0$Build-3</meta:generator>
  </office:meta>
</office:document-meta>
</file>